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ger.error( String s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gger.debug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gger.war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gger.getLogger( String logA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.getRoo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.erro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gger.getAllAppen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.info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